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407927" draw:fill="none" draw:fill-color="#ffffff" fo:min-height="9.05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color="#2b511a" style:text-line-through-style="none" style:text-line-through-type="none" style:font-name="Purisa" fo:font-size="66pt" fo:font-style="italic" style:text-underline-style="none" fo:font-weight="normal" style:font-size-asian="66pt" style:font-style-asian="italic" style:font-weight-asian="normal" style:font-size-complex="66pt" style:font-style-complex="italic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color="#2b511a" style:text-line-through-style="none" style:text-line-through-type="none" style:font-name="Purisa" fo:font-size="66pt" fo:font-style="italic" style:text-underline-style="none" fo:font-weight="normal" style:font-size-asian="66pt" style:font-style-asian="italic" style:font-weight-asian="normal" style:font-size-complex="66pt" style:font-style-complex="italic" style:font-weight-complex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2b511a" style:text-line-through-style="none" style:text-line-through-type="none" style:font-name="Purisa" fo:font-size="66pt" fo:font-style="italic" style:text-underline-style="none" fo:font-weight="normal" style:font-size-asian="66pt" style:font-style-asian="italic" style:font-weight-asian="normal" style:font-size-complex="6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4.2cm" svg:height="9.3cm" svg:x="1.9cm" svg:y="3cm">
          <draw:text-box>
            <text:p text:style-name="P1"><text:span text:style-name="T1">ORGANIC BAKERY</text:span></text:p>
          </draw:text-box>
        </draw:frame>
        <draw:path draw:style-name="gr2" draw:text-style-name="P3" draw:layer="layout" svg:width="0.207cm" svg:height="-0.001cm" draw:transform="rotate (0.463733982254893) translate (4.409cm 8.959cm)" svg:viewBox="0 0 208 0" svg:d="M0 0h20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6:26:49.939385038</meta:creation-date>
    <dc:date>2020-01-21T16:30:54.719510610</dc:date>
    <meta:editing-duration>PT4M5S</meta:editing-duration>
    <meta:editing-cycles>1</meta:editing-cycles>
    <meta:document-statistic meta:object-count="2"/>
    <meta:generator>LibreOffice/6.0.7.3$Linux_X86_64 LibreOffice_project/00m0$Build-3</meta:generator>
  </office:meta>
</office:document-meta>
</file>